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LLANUEVA RUIZ, DIANA ESTEFA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3024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333853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LLANUEVA RUIZ, DIANA ESTEFAN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3024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3 338 53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0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11/2021</text:p>
          </table:table-cell>
          <table:table-cell table:style-name="Tabla2.A3" office:value-type="string">
            <text:p text:style-name="P22">39839705</text:p>
          </table:table-cell>
          <table:table-cell table:style-name="Tabla2.D3" office:value-type="string">
            <text:p text:style-name="P23">1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9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27:2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